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702cm" fo:margin-left="1.27cm" table:align="left"/>
    </style:style>
    <style:style style:name="Table1.A" style:family="table-column">
      <style:table-column-properties style:column-width="15.702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203da2" officeooo:paragraph-rsid="00203da2"/>
    </style:style>
    <style:style style:name="P2" style:family="paragraph" style:parent-style-name="Standard" style:list-style-name="L2">
      <style:text-properties officeooo:rsid="00249922" officeooo:paragraph-rsid="00249922"/>
    </style:style>
    <style:style style:name="P3" style:family="paragraph" style:parent-style-name="Standard" style:list-style-name="L2">
      <style:text-properties officeooo:paragraph-rsid="00249922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</style:style>
    <style:style style:name="P5" style:family="paragraph" style:parent-style-name="Text_20_body">
      <style:text-properties officeooo:rsid="00203da2" officeooo:paragraph-rsid="00203da2"/>
    </style:style>
    <style:style style:name="T1" style:family="text">
      <style:text-properties fo:font-variant="normal" fo:text-transform="none" fo:color="#718c00" loext:opacity="100%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718c00" loext:opacity="100%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249922"/>
    </style:style>
    <style:style style:name="T4" style:family="text">
      <style:text-properties fo:font-variant="normal" fo:text-transform="none" fo:color="#000080" loext:opacity="100%" style:text-line-through-style="none" style:text-line-through-type="none" style:font-name="Courier New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ll the required setups has been done.</text:p>
      <text:p text:style-name="P1"/>
      <text:p text:style-name="P1">2. I have installed all the required softwares which has mentioned in the document.</text:p>
      <text:p text:style-name="P1"/>
      <text:list xml:id="list72906237" text:style-name="L2">
        <text:list-item>
          <text:p text:style-name="P3"><text:span text:style-name="T3">VPN</text:span></text:p>
        </text:list-item>
        <text:list-item>
          <text:p text:style-name="P2">Studio 3T</text:p>
        </text:list-item>
        <text:list-item>
          <text:p text:style-name="P2">Mongodb Compass</text:p>
        </text:list-item>
        <text:list-item>
          <text:p text:style-name="P2">Intelij</text:p>
        </text:list-item>
        <text:list-item>
          <text:p text:style-name="P2">Git</text:p>
        </text:list-item>
        <text:list-item>
          <text:p text:style-name="P2">mongodb</text:p>
        </text:list-item>
        <text:list-item>
          <text:p text:style-name="P2">Node</text:p>
        </text:list-item>
        <text:list-item>
          <text:p text:style-name="P2">redis</text:p>
        </text:list-item>
        <text:list-item>
          <text:p text:style-name="P2">nginx</text:p>
          <text:p text:style-name="P2"/>
        </text:list-item>
      </text:list>
      <text:p text:style-name="P1"/>
      <text:p text:style-name="P1">3. Cloned all the repositories.</text:p>
      <text:p text:style-name="P1"/>
      <text:p text:style-name="P5"><text:bookmark text:name="docs-internal-guid-9c3301b3-7fff-3c33-f398-d0df0d0948b6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$ </text:span><text:span text:style-name="T2">git@github.com:Turtlemint-India/turtle_ansible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</text:span><text:a xlink:type="simple" xlink:href="mailto:git@github.com" text:style-name="Internet_20_link" text:visited-style-name="Visited_20_Internet_20_Link"><text:span text:style-name="T4">git@github.com</text:span></text:a><text:span text:style-name="T2">:Turtlemint-India/agent-pro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life-service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platform-service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lead-service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pmp-motor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</text:span><text:a xlink:type="simple" xlink:href="mailto:git@github.com" text:style-name="Internet_20_link" text:visited-style-name="Visited_20_Internet_20_Link"><text:span text:style-name="T4">git@github.com</text:span></text:a><text:span text:style-name="T2">:Turtlemint-India/playapi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integrations-framework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integrations-framework-v2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form-config.git</text:span></text:p>
          </table:table-cell>
        </table:table-row>
        <table:table-row>
          <table:table-cell table:style-name="Table1.A1" office:value-type="string">
            <text:p text:style-name="P4"><text:span text:style-name="T1">$ </text:span><text:span text:style-name="T2">git clone git@github.com:Turtlemint-India/tm-dotcom.git</text:span></text:p>
          </table:table-cell>
        </table:table-row>
      </table:table>
      <text:p text:style-name="P1"/>
      <text:p text:style-name="P1"/>
      <text:p text:style-name="P1">4. Code build, compile, run getting suc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10:33.417834023</meta:creation-date>
    <dc:date>2023-03-31T15:05:54.671623220</dc:date>
    <meta:editing-duration>PT4H55M19S</meta:editing-duration>
    <meta:editing-cycles>4</meta:editing-cycles>
    <meta:generator>LibreOffice/7.4.4.2$Linux_X86_64 LibreOffice_project/40$Build-2</meta:generator>
    <meta:document-statistic meta:table-count="1" meta:image-count="0" meta:object-count="0" meta:page-count="1" meta:paragraph-count="25" meta:word-count="97" meta:character-count="931" meta:non-whitespace-character-count="868"/>
  </office:meta>
</office:document-meta>
</file>